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8fe06" officeooo:paragraph-rsid="0018fe06"/>
    </style:style>
    <style:style style:name="P2" style:family="paragraph" style:parent-style-name="Standard">
      <style:paragraph-properties fo:text-align="center" style:justify-single-word="false"/>
      <style:text-properties officeooo:paragraph-rsid="0018fe06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8fe06" style:font-weight-asian="bold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716d6" officeooo:paragraph-rsid="001716d6" style:font-size-asian="10pt" style:font-size-complex="10pt"/>
    </style:style>
    <style:style style:name="P6" style:family="paragraph" style:parent-style-name="Table_20_Contents">
      <style:text-properties fo:font-size="10pt" officeooo:rsid="001716d6" officeooo:paragraph-rsid="001716d6" style:font-size-asian="10pt" style:font-size-complex="10pt"/>
    </style:style>
    <style:style style:name="P7" style:family="paragraph" style:parent-style-name="Table_20_Contents">
      <style:text-properties fo:font-size="10pt" officeooo:rsid="0019bba2" officeooo:paragraph-rsid="0019bba2" style:font-size-asian="10pt" style:font-size-complex="10pt"/>
    </style:style>
    <style:style style:name="P8" style:family="paragraph" style:parent-style-name="Table_20_Contents">
      <style:text-properties fo:font-size="10pt" officeooo:rsid="001716d6" officeooo:paragraph-rsid="001716d6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bba2"/>
    </style:style>
    <style:style style:name="T3" style:family="text">
      <style:text-properties officeooo:rsid="0019e947"/>
    </style:style>
    <style:style style:name="T4" style:family="text">
      <style:text-properties officeooo:rsid="001d5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4" office:value-type="string">
            <text:p text:style-name="P3">Grove Offroad<text:bookmark text:name="_GoBack"/></text:p>
            <text:p text:style-name="P2">510 Golden Grove Road</text:p>
            <text:p text:style-name="P1">Saint John NB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Modified Vehicle Inspection Sheet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6">Make: <text:s/><text:span text:style-name="T3">GMC</text:span></text:p>
          </table:table-cell>
          <table:covered-table-cell/>
          <table:table-cell table:style-name="Table1.A2" table:number-columns-spanned="2" office:value-type="string">
            <text:p text:style-name="P6">Model: <text:span text:style-name="T3">Sierra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">Year: <text:s text:c="3"/><text:span text:style-name="T2">2003</text:span></text:p>
          </table:table-cell>
          <table:covered-table-cell/>
          <table:table-cell table:style-name="Table1.A2" table:number-columns-spanned="2" office:value-type="string">
            <text:p text:style-name="P6">VIN: <text:s text:c="3"/><text:span text:style-name="T3">2GTEK19V231404009</text:span></text:p>
          </table:table-cell>
          <table:covered-table-cell/>
        </table:table-row>
        <table:table-row>
          <table:table-cell table:style-name="Table1.A3" office:value-type="string">
            <text:p text:style-name="P6">Measurements</text:p>
          </table:table-cell>
          <table:table-cell table:style-name="Table1.A3" office:value-type="string">
            <text:p text:style-name="P6">Actual Value</text:p>
          </table:table-cell>
          <table:table-cell table:style-name="Table1.A3" office:value-type="string">
            <text:p text:style-name="P6">Limit</text:p>
          </table:table-cell>
          <table:table-cell table:style-name="Table1.A2" office:value-type="string">
            <text:p text:style-name="P6">Comments</text:p>
          </table:table-cell>
        </table:table-row>
        <table:table-row>
          <table:table-cell table:style-name="Table1.A3" office:value-type="string">
            <text:p text:style-name="P6">GVWR:</text:p>
          </table:table-cell>
          <table:table-cell table:style-name="Table1.A3" office:value-type="string">
            <text:p text:style-name="P7"><text:span text:style-name="T4">2630</text:span> kG</text:p>
          </table:table-cell>
          <table:table-cell table:style-name="Table1.A3" office:value-type="string">
            <text:p text:style-name="P7"><text:span text:style-name="T3">2903</text:span>kG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6">FAWR:</text:p>
          </table:table-cell>
          <table:table-cell table:style-name="Table1.A3" office:value-type="string">
            <text:p text:style-name="P7"><text:span text:style-name="T4">1570 </text:span>kG</text:p>
          </table:table-cell>
          <table:table-cell table:style-name="Table1.A3" office:value-type="string">
            <text:p text:style-name="P7">17<text:span text:style-name="T3">80</text:span> kG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6">RAWR:</text:p>
          </table:table-cell>
          <table:table-cell table:style-name="Table1.A3" office:value-type="string">
            <text:p text:style-name="P7"><text:span text:style-name="T4">1060</text:span> kG</text:p>
          </table:table-cell>
          <table:table-cell table:style-name="Table1.A3" office:value-type="string">
            <text:p text:style-name="P7">1<text:span text:style-name="T3">701</text:span> kG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6">Front bumper height:</text:p>
          </table:table-cell>
          <table:table-cell table:style-name="Table1.A3" office:value-type="string">
            <text:p text:style-name="P7"><text:span text:style-name="T4">25</text:span>”</text:p>
          </table:table-cell>
          <table:table-cell table:style-name="Table1.A3" office:value-type="string">
            <text:p text:style-name="P7">27”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6">Rear bumper height:</text:p>
          </table:table-cell>
          <table:table-cell table:style-name="Table1.A3" office:value-type="string">
            <text:p text:style-name="P7"><text:span text:style-name="T4">27.5</text:span>”</text:p>
          </table:table-cell>
          <table:table-cell table:style-name="Table1.A3" office:value-type="string">
            <text:p text:style-name="P7">29”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6">Headlight height:</text:p>
          </table:table-cell>
          <table:table-cell table:style-name="Table1.A3" office:value-type="string">
            <text:p text:style-name="P7"><text:span text:style-name="T4">49</text:span>”</text:p>
          </table:table-cell>
          <table:table-cell table:style-name="Table1.A3" office:value-type="string">
            <text:p text:style-name="P7">54”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6">Taillight height:</text:p>
          </table:table-cell>
          <table:table-cell table:style-name="Table1.A3" office:value-type="string">
            <text:p text:style-name="P7"><text:span text:style-name="T4">53</text:span>”</text:p>
          </table:table-cell>
          <table:table-cell table:style-name="Table1.A3" office:value-type="string">
            <text:p text:style-name="P7">72”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6">Highest point on frame:</text:p>
          </table:table-cell>
          <table:table-cell table:style-name="Table1.A3" office:value-type="string">
            <text:p text:style-name="P7"><text:span text:style-name="T4">19.25</text:span>”</text:p>
          </table:table-cell>
          <table:table-cell table:style-name="Table1.A3" office:value-type="string">
            <text:p text:style-name="P7">26”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6">Tire beyond fender:</text:p>
          </table:table-cell>
          <table:table-cell table:style-name="Table1.A3" office:value-type="string">
            <text:p text:style-name="P7">0”</text:p>
          </table:table-cell>
          <table:table-cell table:style-name="Table1.A3" office:value-type="string">
            <text:p text:style-name="P7">1”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6">Driver door height:</text:p>
          </table:table-cell>
          <table:table-cell table:style-name="Table1.A3" office:value-type="string">
            <text:p text:style-name="P7"><text:span text:style-name="T4">27.75</text:span>”</text:p>
          </table:table-cell>
          <table:table-cell table:style-name="Table1.A3" office:value-type="string">
            <text:p text:style-name="P7">N/A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table:number-columns-spanned="4" office:value-type="string">
            <text:p text:style-name="P5">Signatures and certification stamp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6"/>
            <text:p text:style-name="P6">Mechanic: <text:s text:c="2"/>_____________________________</text:p>
            <text:p text:style-name="P6"/>
            <text:p text:style-name="P6">Print name: _____________________________</text:p>
            <text:p text:style-name="P6"/>
            <text:p text:style-name="P6">As owner of this vehicle I understand the limitations associated with the modifications of the vehicle, and how to safely operate the vehicle in all conditions.</text:p>
            <text:p text:style-name="P6"/>
            <text:p text:style-name="P6">Owner: <text:s text:c="6"/>______________________________</text:p>
            <text:p text:style-name="P6"/>
            <text:p text:style-name="P6">Print name: <text:s/><text:span text:style-name="T4">Mark Hood</text:span></text:p>
            <text:p text:style-name="P6"/>
          </table:table-cell>
          <table:covered-table-cell/>
          <table:table-cell table:style-name="Table1.A2" table:number-columns-spanned="2" office:value-type="string">
            <text:p text:style-name="P6">Engineer Stamp: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6">Comments: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6">This vehicle is in good mechanical condition, and the modifications have been installed correctly. <text:s/>The weight and height measurements are within legal and design limits. <text:s/>The vehicle is safe for operation on the provincial highways, although the vehicle must be operated within the standard limitations for modified vehicles as listed in the warning section below.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6"><text:span text:style-name="T1">Warning</text:span> – The suspension of this vehicle has been modified. <text:s/>As a result, this vehicle may handle differently than that of a factory equipped vehicle. <text:s/>As with any vehicle, Extreme Care must be used to prevent loss of control or roll-over during sharp turns or abrupt manoeuvers. <text:s/>Always wear seat belts and drive safely, recognizing that reduced speeds and specialized driving techniques may be required. <text:s/>Failure to drive this vehicle safely may result in serious injury or death. <text:s/>Do not drive this vehicle unless you are familiar with its unique handling characteristics, and confident of your ability to maintain control under all driving conditions. <text:s/>Some modifications (and combination of modifications) are not recommended.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8:38:09.305043226</meta:creation-date>
    <dc:date>2016-07-08T16:57:11.249554169</dc:date>
    <meta:editing-duration>PT3M31S</meta:editing-duration>
    <meta:editing-cycles>3</meta:editing-cycles>
    <meta:generator>LibreOffice/4.2.8.2$Linux_X86_64 LibreOffice_project/420m0$Build-2</meta:generator>
    <meta:print-date>2016-07-08T09:42:32.431237462</meta:print-date>
    <meta:document-statistic meta:table-count="1" meta:image-count="0" meta:object-count="0" meta:page-count="1" meta:paragraph-count="52" meta:word-count="285" meta:character-count="1877" meta:non-whitespace-character-count="1619"/>
  </office:meta>
</office:document-meta>
</file>